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PortletInvokerImpl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PortletInvokerImpl.action( ActionRequest request , Action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PortletInvokerImpl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PortletInvokerImpl.LocalPortletInvokerImpl( PortletDefinition portletDefinition , ServletConfig serv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PortletInvoker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ortletInvokerImpl.render( RenderRequest request , Render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PortletInvokerImpl.load( PortletRequest request , Render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